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F0514FD26B7EA8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9cm" svg:height="18.65cm" svg:x="1cm" svg:y="5.6cm">
          <draw:image xlink:href="Pictures/10000201000001F4000001F4F0514FD26B7EA82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2T08:24:00.016873056</dc:date>
    <meta:editing-duration>PT54S</meta:editing-duration>
    <meta:editing-cycles>1</meta:editing-cycles>
    <meta:generator>LibreOffice/7.0.6.2$Linux_X86_64 LibreOffice_project/144abb84a525d8e30c9dbbefa69cbbf2d8d4ae3b</meta:generator>
    <meta:document-statistic meta:object-count="1"/>
  </office:meta>
</office:document-meta>
</file>